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Apfelmännchen</mi>
            <mi mathvariant="italic">der</mi>
            <mi mathvariant="italic">Mandelbrodmenge</mi>
          </mrow>
        </mtd>
      </mtr>
      <mtr>
        <mtd>
          <mrow/>
        </mtd>
      </mtr>
      <mtr>
        <mtd>
          <mrow>
            <mi mathvariant="italic">Maximalwert</mi>
            <mspace width="2em"/>
            <mrow>
              <mi>g</mi>
              <mo stretchy="false">∈</mo>
              <mrow>
                <mi mathvariant="normal">ℕ</mi>
                <mo stretchy="false">∖</mo>
                <mn>0</mn>
              </mrow>
            </mrow>
          </mrow>
        </mtd>
      </mtr>
      <mtr>
        <mtd>
          <mrow>
            <mi mathvariant="italic">Anzahl</mi>
            <mi mathvariant="italic">Wertstufen</mi>
            <mspace width="2em"/>
            <mrow>
              <mi>h</mi>
              <mo stretchy="false">∈</mo>
              <mrow>
                <mi mathvariant="normal">ℕ</mi>
                <mo stretchy="false">∖</mo>
                <mn>0</mn>
              </mrow>
            </mrow>
          </mrow>
        </mtd>
      </mtr>
      <mtr>
        <mtd>
          <mrow>
            <mi mathvariant="italic">Anzahl</mi>
            <mi mathvariant="italic">minus</mi>
            <mi mathvariant="italic">eine</mi>
            <mi mathvariant="italic">Wertzwischenstufen</mi>
            <mspace width="2em"/>
            <mrow>
              <mi>p</mi>
              <mo stretchy="false">∈</mo>
              <mrow>
                <mi mathvariant="normal">ℕ</mi>
                <mo stretchy="false">∖</mo>
                <mn>0</mn>
              </mrow>
            </mrow>
          </mrow>
        </mtd>
      </mtr>
      <mtr>
        <mtd>
          <mrow>
            <mi mathvariant="italic">Maximale</mi>
            <mi mathvariant="italic">Iterationsanzahl</mi>
            <mspace width="2em"/>
            <mrow>
              <mi>b</mi>
              <mo stretchy="false">∈</mo>
              <mrow>
                <mi mathvariant="normal">ℕ</mi>
                <mo stretchy="false">∖</mo>
                <mn>0</mn>
              </mrow>
            </mrow>
          </mrow>
        </mtd>
      </mtr>
      <mtr>
        <mtd>
          <mrow>
            <mi mathvariant="italic">Anzahl</mi>
            <mi mathvariant="italic">der</mi>
            <mi mathvariant="italic">Bildpunkte</mi>
            <mi mathvariant="italic">der</mi>
            <mrow>
              <mi>x</mi>
              <mo stretchy="false">−</mo>
              <mi mathvariant="italic">Achse</mi>
            </mrow>
            <mspace width="2em"/>
            <mrow>
              <mi>m</mi>
              <mo stretchy="false">∈</mo>
              <mrow>
                <mi mathvariant="normal">ℕ</mi>
                <mo stretchy="false">∖</mo>
                <mn>0</mn>
              </mrow>
            </mrow>
          </mrow>
        </mtd>
      </mtr>
      <mtr>
        <mtd>
          <mrow>
            <mi mathvariant="italic">Minimal</mi>
            <mi mathvariant="italic">des</mi>
            <mi mathvariant="italic">Realanteils</mi>
            <mi mathvariant="italic">der</mi>
            <mi mathvariant="italic">Zahlenebene</mi>
            <mspace width="2em"/>
            <mrow>
              <mi mathvariant="italic">rmin</mi>
              <mo stretchy="false">∈</mo>
              <mi mathvariant="normal">ℚ</mi>
            </mrow>
            <mspace width="2em"/>
            <mstyle mathsize="7pt">
              <mrow>
                <mo fence="true" stretchy="false">(</mo>
                <mrow>
                  <mrow>
                    <mi mathvariant="italic">gewöhnlich</mi>
                    <mrow>
                      <mspace width="2em"/>
                      <mo stretchy="false">−</mo>
                      <mn>1</mn>
                    </mrow>
                  </mrow>
                </mrow>
                <mo fence="true" stretchy="false">)</mo>
              </mrow>
            </mstyle>
          </mrow>
        </mtd>
      </mtr>
      <mtr>
        <mtd>
          <mrow>
            <mi mathvariant="italic">Maximal</mi>
            <mi mathvariant="italic">des</mi>
            <mi mathvariant="italic">Realanteils</mi>
            <mi mathvariant="italic">der</mi>
            <mi mathvariant="italic">Zahlenebene</mi>
            <mspace width="2em"/>
            <mrow>
              <mi mathvariant="italic">rmax</mi>
              <mo stretchy="false">∈</mo>
              <mi mathvariant="normal">ℚ</mi>
            </mrow>
            <mspace width="2em"/>
            <mstyle mathsize="7pt">
              <mrow>
                <mo fence="true" stretchy="false">(</mo>
                <mrow>
                  <mrow>
                    <mi mathvariant="italic">gewöhnlich</mi>
                    <mspace width="2em"/>
                    <mn>2</mn>
                  </mrow>
                </mrow>
                <mo fence="true" stretchy="false">)</mo>
              </mrow>
            </mstyle>
          </mrow>
        </mtd>
      </mtr>
      <mtr>
        <mtd>
          <mrow>
            <mi mathvariant="italic">Anzahl</mi>
            <mi mathvariant="italic">der</mi>
            <mi mathvariant="italic">Bildpunkte</mi>
            <mi mathvariant="italic">der</mi>
            <mrow>
              <mi>y</mi>
              <mo stretchy="false">−</mo>
              <mi mathvariant="italic">Achse</mi>
            </mrow>
            <mspace width="2em"/>
            <mrow>
              <mi>n</mi>
              <mo stretchy="false">∈</mo>
              <mrow>
                <mi mathvariant="normal">ℕ</mi>
                <mo stretchy="false">∖</mo>
                <mn>0</mn>
              </mrow>
            </mrow>
          </mrow>
        </mtd>
      </mtr>
      <mtr>
        <mtd>
          <mrow>
            <mi mathvariant="italic">Minimal</mi>
            <mi mathvariant="italic">des</mi>
            <mi mathvariant="italic">Imaginäranteils</mi>
            <mi mathvariant="italic">der</mi>
            <mi mathvariant="italic">Zahlenebene</mi>
            <mspace width="2em"/>
            <mrow>
              <mi mathvariant="italic">imin</mi>
              <mo stretchy="false">∈</mo>
              <mi mathvariant="normal">ℚ</mi>
            </mrow>
            <mspace width="2em"/>
            <mstyle mathsize="7pt">
              <mrow>
                <mo fence="true" stretchy="false">(</mo>
                <mrow>
                  <mrow>
                    <mi mathvariant="italic">gewöhnlich</mi>
                    <mrow>
                      <mspace width="2em"/>
                      <mo stretchy="false">−</mo>
                      <mn>1</mn>
                    </mrow>
                  </mrow>
                </mrow>
                <mo fence="true" stretchy="false">)</mo>
              </mrow>
            </mstyle>
          </mrow>
        </mtd>
      </mtr>
      <mtr>
        <mtd>
          <mrow>
            <mi mathvariant="italic">Maximal</mi>
            <mi mathvariant="italic">des</mi>
            <mi mathvariant="italic">Imaginäranteils</mi>
            <mi mathvariant="italic">der</mi>
            <mi mathvariant="italic">Zahlenebene</mi>
            <mspace width="2em"/>
            <mrow>
              <mi mathvariant="italic">imax</mi>
              <mo stretchy="false">∈</mo>
              <mi mathvariant="normal">ℚ</mi>
            </mrow>
            <mspace width="2em"/>
            <mstyle mathsize="7pt">
              <mrow>
                <mo fence="true" stretchy="false">(</mo>
                <mrow>
                  <mrow>
                    <mi mathvariant="italic">gewöhnlich</mi>
                    <mspace width="2em"/>
                    <mn>1</mn>
                  </mrow>
                </mrow>
                <mo fence="true" stretchy="false">)</mo>
              </mrow>
            </mstyle>
          </mrow>
        </mtd>
      </mtr>
      <mtr>
        <mtd>
          <mrow>
            <mi>X</mi>
            <mrow>
              <mi mathvariant="normal">:</mi>
              <mo stretchy="false">=</mo>
              <mrow>
                <mo fence="true" stretchy="false">{</mo>
                <mrow>
                  <mrow>
                    <mi mathvariant="italic">Bildpunkte</mi>
                    <mi mathvariant="italic">der</mi>
                    <mrow>
                      <mi>x</mi>
                      <mo stretchy="false">−</mo>
                      <mi mathvariant="italic">Achse</mi>
                    </mrow>
                  </mrow>
                </mrow>
                <mo fence="true" stretchy="false">}</mo>
              </mrow>
              <mo stretchy="false">⊂</mo>
              <mi mathvariant="normal">ℚ</mi>
            </mrow>
          </mrow>
        </mtd>
      </mtr>
      <mtr>
        <mtd>
          <mrow>
            <mrow>
              <msub>
                <mi>x</mi>
                <mn>0</mn>
              </msub>
              <mo stretchy="false">∈</mo>
              <mi>X</mi>
            </mrow>
            <mrow>
              <mspace width="2em"/>
              <mo stretchy="false">∧</mo>
              <mspace width="2em"/>
            </mrow>
            <mrow>
              <msub>
                <mi>x</mi>
                <mn>0</mn>
              </msub>
              <mo stretchy="false">=</mo>
              <mi mathvariant="italic">rmin</mi>
            </mrow>
          </mrow>
        </mtd>
      </mtr>
      <mtr>
        <mtd>
          <mrow>
            <mrow>
              <msub>
                <mi>x</mi>
                <mi>m</mi>
              </msub>
              <mo stretchy="false">∈</mo>
              <mi>X</mi>
            </mrow>
            <mrow>
              <mspace width="2em"/>
              <mo stretchy="false">∧</mo>
              <mspace width="2em"/>
            </mrow>
            <mrow>
              <msub>
                <mi>x</mi>
                <mi>m</mi>
              </msub>
              <mo stretchy="false">=</mo>
              <msub>
                <mi>f</mi>
                <mi>x</mi>
              </msub>
            </mrow>
            <mrow>
              <mo fence="true" stretchy="false">(</mo>
              <mrow>
                <msub>
                  <mi>x</mi>
                  <mrow>
                    <mi>m</mi>
                    <mo stretchy="false">−</mo>
                    <mn>1</mn>
                  </mrow>
                </msub>
              </mrow>
              <mo fence="true" stretchy="false">)</mo>
            </mrow>
            <mrow>
              <mi mathvariant="normal">:</mi>
              <mo stretchy="false">→</mo>
              <msub>
                <mi>x</mi>
                <mi>m</mi>
              </msub>
              <mo stretchy="false">=</mo>
              <mrow>
                <msub>
                  <mi>x</mi>
                  <mrow>
                    <mi>m</mi>
                    <mo stretchy="false">−</mo>
                    <mn>1</mn>
                  </mrow>
                </msub>
                <mo stretchy="false">+</mo>
                <mrow>
                  <mo fence="true" stretchy="false">(</mo>
                  <mrow>
                    <mrow>
                      <mi mathvariant="italic">rmax</mi>
                      <mo stretchy="false">−</mo>
                      <mi mathvariant="italic">rmin</mi>
                    </mrow>
                  </mrow>
                  <mo fence="true" stretchy="false">)</mo>
                </mrow>
              </mrow>
            </mrow>
            <msup>
              <mrow>
                <mo fence="true" stretchy="false">(</mo>
                <mrow>
                  <mrow>
                    <mi>m</mi>
                    <mo stretchy="false">−</mo>
                    <mn>1</mn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td>
      </mtr>
      <mtr>
        <mtd>
          <mrow>
            <mi>Y</mi>
            <mrow>
              <mi mathvariant="normal">:</mi>
              <mo stretchy="false">=</mo>
              <mrow>
                <mo fence="true" stretchy="false">{</mo>
                <mrow>
                  <mrow>
                    <mi mathvariant="italic">Bildpunkte</mi>
                    <mi mathvariant="italic">der</mi>
                    <mrow>
                      <mi>y</mi>
                      <mo stretchy="false">−</mo>
                      <mi mathvariant="italic">Achse</mi>
                    </mrow>
                  </mrow>
                </mrow>
                <mo fence="true" stretchy="false">}</mo>
              </mrow>
              <mo stretchy="false">⊂</mo>
              <mi mathvariant="normal">ℚ</mi>
            </mrow>
          </mrow>
        </mtd>
      </mtr>
      <mtr>
        <mtd>
          <mrow>
            <mrow>
              <msub>
                <mi>y</mi>
                <mn>0</mn>
              </msub>
              <mo stretchy="false">∈</mo>
              <mi>Y</mi>
            </mrow>
            <mrow>
              <mspace width="2em"/>
              <mo stretchy="false">∧</mo>
              <mspace width="2em"/>
            </mrow>
            <mrow>
              <msub>
                <mi>y</mi>
                <mn>0</mn>
              </msub>
              <mo stretchy="false">=</mo>
              <mi mathvariant="italic">imin</mi>
            </mrow>
          </mrow>
        </mtd>
      </mtr>
      <mtr>
        <mtd>
          <mrow>
            <mrow>
              <msub>
                <mi>y</mi>
                <mi>n</mi>
              </msub>
              <mo stretchy="false">∈</mo>
              <mi>Y</mi>
            </mrow>
            <mrow>
              <mspace width="2em"/>
              <mo stretchy="false">∧</mo>
              <mspace width="2em"/>
            </mrow>
            <mrow>
              <msub>
                <mi>y</mi>
                <mi>n</mi>
              </msub>
              <mo stretchy="false">=</mo>
              <msub>
                <mi>f</mi>
                <mi>y</mi>
              </msub>
            </mrow>
            <mrow>
              <mo fence="true" stretchy="false">(</mo>
              <mrow>
                <msub>
                  <mi>y</mi>
                  <mrow>
                    <mi>n</mi>
                    <mo stretchy="false">−</mo>
                    <mn>1</mn>
                  </mrow>
                </msub>
              </mrow>
              <mo fence="true" stretchy="false">)</mo>
            </mrow>
            <mrow>
              <mi mathvariant="normal">:</mi>
              <mo stretchy="false">→</mo>
              <msub>
                <mi>y</mi>
                <mi>n</mi>
              </msub>
              <mo stretchy="false">=</mo>
              <mrow>
                <msub>
                  <mi>y</mi>
                  <mrow>
                    <mi>n</mi>
                    <mo stretchy="false">−</mo>
                    <mn>1</mn>
                  </mrow>
                </msub>
                <mo stretchy="false">+</mo>
                <mrow>
                  <mo fence="true" stretchy="false">(</mo>
                  <mrow>
                    <mrow>
                      <mi mathvariant="italic">imax</mi>
                      <mo stretchy="false">−</mo>
                      <mi mathvariant="italic">imin</mi>
                    </mrow>
                  </mrow>
                  <mo fence="true" stretchy="false">)</mo>
                </mrow>
              </mrow>
            </mrow>
            <msup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td>
      </mtr>
      <mtr>
        <mtd>
          <mrow/>
        </mtd>
      </mtr>
      <mtr>
        <mtd>
          <mrow>
            <mrow>
              <mi>C</mi>
              <mo stretchy="false">⊂</mo>
              <mi mathvariant="normal">ℂ</mi>
            </mrow>
            <mrow>
              <mspace width="2em"/>
              <mo stretchy="false">∧</mo>
              <mspace width="2em"/>
            </mrow>
            <mi>C</mi>
            <mrow>
              <mi mathvariant="normal">:</mi>
              <mo stretchy="false">=</mo>
              <mspace width="2em"/>
            </mrow>
            <mrow>
              <mi>X</mi>
              <mo stretchy="false">×</mo>
              <mi>Y</mi>
            </mrow>
          </mrow>
        </mtd>
      </mtr>
      <mtr>
        <mtd>
          <mrow>
            <mrow>
              <msub>
                <mi>c</mi>
                <mi mathvariant="italic">mn</mi>
              </msub>
              <mo stretchy="false">∈</mo>
              <mi>C</mi>
            </mrow>
            <mrow>
              <mspace width="2em"/>
              <mo stretchy="false">→</mo>
              <msub>
                <mi>c</mi>
                <mi mathvariant="italic">mn</mi>
              </msub>
            </mrow>
            <mrow>
              <mi mathvariant="normal">:</mi>
              <mo stretchy="false">=</mo>
              <mrow>
                <mo fence="true" stretchy="false">(</mo>
                <mrow>
                  <mrow>
                    <msub>
                      <mi>x</mi>
                      <mi>m</mi>
                    </msub>
                    <mo stretchy="false">∣</mo>
                    <msub>
                      <mi>y</mi>
                      <mi>n</mi>
                    </msub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row>
              <mrow>
                <mo fence="true" stretchy="false">(</mo>
                <mrow>
                  <mrow>
                    <msub>
                      <mi>i</mi>
                      <mn>0</mn>
                    </msub>
                    <mi>,</mi>
                    <msub>
                      <mi>r</mi>
                      <mn>0</mn>
                    </msub>
                  </mrow>
                </mrow>
                <mo fence="true" stretchy="false">)</mo>
              </mrow>
              <mo stretchy="false">∈</mo>
              <mi mathvariant="normal">ℝ</mi>
            </mrow>
            <mrow>
              <mspace width="2em"/>
              <mo stretchy="false">∧</mo>
              <mspace width="2em"/>
            </mrow>
            <msub>
              <mi>i</mi>
              <mn>0</mn>
            </msub>
            <mi>,</mi>
            <msub>
              <mi>r</mi>
              <mn>0</mn>
            </msub>
            <mrow>
              <mi mathvariant="normal">:</mi>
              <mo stretchy="false">=</mo>
              <mspace width="0.5em"/>
            </mrow>
            <mn>0</mn>
          </mrow>
        </mtd>
      </mtr>
      <mtr>
        <mtd>
          <mrow>
            <mrow>
              <msub>
                <mi>v</mi>
                <mn>0</mn>
              </msub>
              <mo stretchy="false">∈</mo>
              <mi mathvariant="normal">ℂ</mi>
            </mrow>
            <mrow>
              <mspace width="2em"/>
              <mo stretchy="false">∧</mo>
              <mspace width="2em"/>
            </mrow>
            <msub>
              <mi>v</mi>
              <mn>0</mn>
            </msub>
            <mrow>
              <mi mathvariant="normal">:</mi>
              <mo stretchy="false">=</mo>
              <mrow>
                <mo fence="true" stretchy="false">(</mo>
                <mrow>
                  <mrow>
                    <msub>
                      <mi>r</mi>
                      <mn>0</mn>
                    </msub>
                    <mo stretchy="false">∣</mo>
                    <msub>
                      <mi>i</mi>
                      <mn>0</mn>
                    </msub>
                  </mrow>
                </mrow>
                <mo fence="true" stretchy="false">)</mo>
              </mrow>
            </mrow>
          </mrow>
        </mtd>
      </mtr>
      <mtr>
        <mtd>
          <mrow>
            <mrow>
              <msub>
                <mi>v</mi>
                <mi>z</mi>
              </msub>
              <mo stretchy="false">∈</mo>
              <mi mathvariant="normal">ℂ</mi>
            </mrow>
            <mrow>
              <mspace width="2em"/>
              <mo stretchy="false">∧</mo>
              <mspace width="2em"/>
            </mrow>
            <msub>
              <mi>v</mi>
              <mi>z</mi>
            </msub>
            <mrow>
              <mspace width="0.5em"/>
              <mo stretchy="false">=</mo>
              <mi mathvariant="normal">:</mi>
            </mrow>
            <mspace width="0.5em"/>
            <msub>
              <mi>f</mi>
              <mi>v</mi>
            </msub>
            <mrow>
              <mrow>
                <mo fence="true" stretchy="false">(</mo>
                <mrow>
                  <msub>
                    <mi>v</mi>
                    <mrow>
                      <mi>z</mi>
                      <mo stretchy="false">−</mo>
                      <mn>1</mn>
                    </mrow>
                  </msub>
                </mrow>
                <mo fence="true" stretchy="false">)</mo>
              </mrow>
              <mo stretchy="false">→</mo>
              <msub>
                <mi>v</mi>
                <mi>z</mi>
              </msub>
              <mo stretchy="false">=</mo>
              <mspace width="0.5em"/>
            </mrow>
            <mrow>
              <msup>
                <mrow>
                  <mo fence="true" stretchy="false">(</mo>
                  <mrow>
                    <msub>
                      <mi>v</mi>
                      <mrow>
                        <mi>z</mi>
                        <mo stretchy="false">−</mo>
                        <mn>1</mn>
                      </mrow>
                    </msub>
                  </mrow>
                  <mo fence="true" stretchy="false">)</mo>
                </mrow>
                <mn>2</mn>
              </msup>
              <mo stretchy="false">−</mo>
              <msub>
                <mi>c</mi>
                <mi mathvariant="italic">mn</mi>
              </msub>
            </mrow>
          </mrow>
        </mtd>
      </mtr>
      <mtr>
        <mtd>
          <mrow>
            <mspace width="10em"/>
            <mstyle mathsize="7pt">
              <mrow>
                <mo fence="true" stretchy="false">(</mo>
                <mrow>
                  <mi mathvariant="italic">berechnungshinweis</mi>
                </mrow>
                <mo fence="true" stretchy="false">)</mo>
              </mrow>
            </mstyle>
          </mrow>
        </mtd>
      </mtr>
      <mtr>
        <mtd>
          <mrow>
            <mspace width="10em"/>
            <msub>
              <mi>v</mi>
              <mi>z</mi>
            </msub>
            <mrow>
              <mspace width="0.5em"/>
              <mo stretchy="false">=</mo>
              <mrow>
                <mo fence="true" stretchy="false">(</mo>
                <mrow>
                  <mrow>
                    <msub>
                      <mi>r</mi>
                      <mi>z</mi>
                    </msub>
                    <mo stretchy="false">∣</mo>
                    <msub>
                      <mi>i</mi>
                      <mi>z</mi>
                    </msub>
                  </mrow>
                </mrow>
                <mo fence="true" stretchy="false">)</mo>
              </mrow>
              <mo stretchy="false">=</mo>
              <mrow>
                <msup>
                  <mrow>
                    <mo fence="true" stretchy="false">(</mo>
                    <mrow>
                      <mrow>
                        <msub>
                          <mi>r</mi>
                          <mrow>
                            <mi>z</mi>
                            <mo stretchy="false">−</mo>
                            <mn>1</mn>
                          </mrow>
                        </msub>
                        <mo stretchy="false">∣</mo>
                        <msub>
                          <mi>i</mi>
                          <mrow>
                            <mi>z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  <mn>2</mn>
                </msup>
                <mo stretchy="false">−</mo>
                <msub>
                  <mi>c</mi>
                  <mi mathvariant="italic">mn</mi>
                </msub>
              </mrow>
            </mrow>
          </mrow>
        </mtd>
      </mtr>
      <mtr>
        <mtd>
          <mrow>
            <mspace width="10em"/>
            <msub>
              <mi>r</mi>
              <mi>z</mi>
            </msub>
            <mrow>
              <mspace width="0.5em"/>
              <mo stretchy="false">=</mo>
              <mspace width="0.5em"/>
            </mrow>
            <mrow>
              <msup>
                <mrow>
                  <mo fence="true" stretchy="false">(</mo>
                  <mrow>
                    <msub>
                      <mi>r</mi>
                      <mrow>
                        <mi>z</mi>
                        <mo stretchy="false">−</mo>
                        <mn>1</mn>
                      </mrow>
                    </msub>
                  </mrow>
                  <mo fence="true" stretchy="false">)</mo>
                </mrow>
                <mn>2</mn>
              </msup>
              <mo stretchy="false">−</mo>
              <msup>
                <mrow>
                  <mo fence="true" stretchy="false">(</mo>
                  <mrow>
                    <msub>
                      <mi>i</mi>
                      <mrow>
                        <mi>z</mi>
                        <mo stretchy="false">−</mo>
                        <mn>1</mn>
                      </mrow>
                    </msub>
                  </mrow>
                  <mo fence="true" stretchy="false">)</mo>
                </mrow>
                <mn>2</mn>
              </msup>
              <mo stretchy="false">−</mo>
              <msub>
                <mi>x</mi>
                <mi>m</mi>
              </msub>
            </mrow>
          </mrow>
        </mtd>
      </mtr>
      <mtr>
        <mtd>
          <mrow>
            <mspace width="10em"/>
            <msub>
              <mi>i</mi>
              <mi>z</mi>
            </msub>
            <mrow>
              <mspace width="0.5em"/>
              <mo stretchy="false">=</mo>
              <mspace width="0.5em"/>
            </mrow>
            <msub>
              <mi>r</mi>
              <mrow>
                <mi>z</mi>
                <mo stretchy="false">−</mo>
                <mn>1</mn>
              </mrow>
            </msub>
            <msub>
              <mi>i</mi>
              <mrow>
                <mi>z</mi>
                <mo stretchy="false">−</mo>
                <mn>1</mn>
              </mrow>
            </msub>
            <mrow>
              <mspace width="0.5em"/>
              <mo stretchy="false">+</mo>
              <mi>'</mi>
            </mrow>
            <msub>
              <mi>r</mi>
              <mrow>
                <mi>z</mi>
                <mo stretchy="false">−</mo>
                <mn>1</mn>
              </mrow>
            </msub>
            <msub>
              <mi>i</mi>
              <mrow>
                <mi>z</mi>
                <mo stretchy="false">−</mo>
                <mn>1</mn>
              </mrow>
            </msub>
            <mrow>
              <mspace width="0.5em"/>
              <mo stretchy="false">−</mo>
              <msub>
                <mi>y</mi>
                <mi>n</mi>
              </msub>
            </mrow>
          </mrow>
        </mtd>
      </mtr>
      <mtr>
        <mtd>
          <mrow>
            <mrow>
              <msub>
                <mi>k</mi>
                <mi>z</mi>
              </msub>
              <mo stretchy="false">∈</mo>
              <mi mathvariant="normal">ℚ</mi>
            </mrow>
            <mrow>
              <mspace width="0.5em"/>
              <mo stretchy="false">∧</mo>
              <mspace width="0.5em"/>
            </mrow>
            <msub>
              <mi>k</mi>
              <mi>z</mi>
            </msub>
            <mspace width="0.5em"/>
            <mrow>
              <mi mathvariant="normal">:</mi>
              <mo stretchy="false">=</mo>
              <mspace width="0.5em"/>
            </mrow>
            <mrow>
              <msup>
                <mrow>
                  <mo fence="true" stretchy="false">(</mo>
                  <mrow>
                    <mrow>
                      <mo fence="true" stretchy="true">|</mo>
                      <mrow>
                        <msub>
                          <mi>v</mi>
                          <mi>z</mi>
                        </msub>
                      </mrow>
                      <mo fence="true" stretchy="true">|</mo>
                    </mrow>
                  </mrow>
                  <mo fence="true" stretchy="false">)</mo>
                </mrow>
                <mn>2</mn>
              </msup>
              <mo stretchy="false">=</mo>
              <mrow>
                <msup>
                  <mrow>
                    <mo fence="true" stretchy="false">(</mo>
                    <mrow>
                      <msub>
                        <mi>r</mi>
                        <mi>z</mi>
                      </msub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sub>
                        <mi>i</mi>
                        <mi>z</mi>
                      </msub>
                    </mrow>
                    <mo fence="true" stretchy="false">)</mo>
                  </mrow>
                  <mn>2</mn>
                </msup>
              </mrow>
            </mrow>
          </mrow>
        </mtd>
      </mtr>
      <mtr>
        <mtd>
          <mrow>
            <mrow>
              <msub>
                <mi>a</mi>
                <mi mathvariant="italic">mn</mi>
              </msub>
              <mo stretchy="false">∈</mo>
              <mrow>
                <msup>
                  <mi mathvariant="normal">ℕ</mi>
                  <mn>0</mn>
                </msup>
                <mo stretchy="false">∧</mo>
                <msub>
                  <mi>a</mi>
                  <mi mathvariant="italic">mn</mi>
                </msub>
              </mrow>
              <mo stretchy="false">=</mo>
              <mi mathvariant="normal">:</mi>
            </mrow>
            <msub>
              <mi>f</mi>
              <mi>k</mi>
            </msub>
            <mrow>
              <mrow>
                <mo fence="true" stretchy="false">(</mo>
                <mrow>
                  <msub>
                    <mi>k</mi>
                    <mi>z</mi>
                  </msub>
                </mrow>
                <mo fence="true" stretchy="false">)</mo>
              </mrow>
              <mo stretchy="false">→</mo>
              <mrow>
                <mo fence="true" stretchy="true">{</mo>
                <mrow>
                  <mtable>
                    <mtr>
                      <mtd>
                        <mrow>
                          <mi>z</mi>
                          <mspace width="2em"/>
                          <mi mathvariant="normal">:</mi>
                          <mspace width="2em"/>
                          <mrow>
                            <msub>
                              <mi>k</mi>
                              <mi>z</mi>
                            </msub>
                            <mo stretchy="false">≥</mo>
                            <mspace width="0.5em"/>
                          </mrow>
                          <mn>4</mn>
                          <mspace width="0.5em"/>
                        </mrow>
                      </mtd>
                    </mtr>
                    <mtr>
                      <mtd>
                        <mrow>
                          <mn>0</mn>
                          <mspace width="2em"/>
                          <mi mathvariant="normal">:</mi>
                          <mspace width="2em"/>
                          <mrow>
                            <msub>
                              <mi>k</mi>
                              <mi>z</mi>
                            </msub>
                            <mo stretchy="false">&lt;</mo>
                            <mn>4</mn>
                          </mrow>
                          <mrow>
                            <mspace width="0.5em"/>
                            <mo stretchy="false">∧</mo>
                            <mspace width="0.5em"/>
                          </mrow>
                          <mrow>
                            <mi>z</mi>
                            <mo stretchy="false">&lt;</mo>
                            <mi>b</mi>
                          </mrow>
                        </mrow>
                      </mtd>
                    </mtr>
                  </mtable>
                </mrow>
                <mo fence="true" stretchy="true">}</mo>
              </mrow>
            </mrow>
          </mrow>
        </mtd>
      </mtr>
      <mtr>
        <mtd>
          <mrow>
            <mrow>
              <msub>
                <mi>d</mi>
                <mn>0</mn>
              </msub>
              <mo stretchy="false">∈</mo>
              <mi mathvariant="normal">ℚ</mi>
            </mrow>
            <mrow>
              <mspace width="0.5em"/>
              <mo stretchy="false">∧</mo>
              <mspace width="0.5em"/>
            </mrow>
            <msub>
              <mi>d</mi>
              <mn>0</mn>
            </msub>
            <mrow>
              <mi mathvariant="normal">:</mi>
              <mo stretchy="false">=</mo>
              <msup>
                <mi mathvariant="italic">gh</mi>
                <mi>p</mi>
              </msup>
            </mrow>
          </mrow>
        </mtd>
      </mtr>
      <mtr>
        <mtd>
          <mrow>
            <mrow>
              <msub>
                <mi>d</mi>
                <mi>p</mi>
              </msub>
              <mo stretchy="false">∈</mo>
              <mi mathvariant="normal">ℚ</mi>
            </mrow>
            <mrow>
              <mspace width="0.5em"/>
              <mo stretchy="false">∧</mo>
              <mspace width="0.5em"/>
            </mrow>
            <mrow>
              <msub>
                <mi>d</mi>
                <mi>p</mi>
              </msub>
              <mo stretchy="false">=</mo>
              <mi mathvariant="normal">:</mi>
            </mrow>
            <msub>
              <mi>f</mi>
              <mi>d</mi>
            </msub>
            <mrow>
              <mrow>
                <mo fence="true" stretchy="false">(</mo>
                <mrow>
                  <mrow>
                    <mi>g</mi>
                    <mi>,</mi>
                    <mi>h</mi>
                    <mi>,</mi>
                    <mrow>
                      <mi>p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→</mo>
              <msub>
                <mi>d</mi>
                <mi>p</mi>
              </msub>
              <mo stretchy="false">=</mo>
              <msup>
                <mi mathvariant="italic">gh</mi>
                <mrow>
                  <mo fence="true" stretchy="false">(</mo>
                  <mrow>
                    <mrow>
                      <mi>p</mi>
                      <mo stretchy="false">−</mo>
                      <mn>1</mn>
                    </mrow>
                  </mrow>
                  <mo fence="true" stretchy="false">)</mo>
                </mrow>
              </msup>
            </mrow>
          </mrow>
        </mtd>
      </mtr>
      <mtr>
        <mtd>
          <mrow>
            <mrow>
              <msub>
                <mi>s</mi>
                <mrow>
                  <mi mathvariant="italic">mn</mi>
                  <mn>0</mn>
                </mrow>
              </msub>
              <mo stretchy="false">∈</mo>
              <mi mathvariant="normal">ℚ</mi>
            </mrow>
            <mrow>
              <mspace width="0.5em"/>
              <mo stretchy="false">∧</mo>
              <mspace width="0.5em"/>
            </mrow>
            <msub>
              <mi>s</mi>
              <mrow>
                <mi mathvariant="italic">mn</mi>
                <mn>0</mn>
              </mrow>
            </msub>
            <mspace width="2em"/>
            <mrow>
              <mi mathvariant="normal">:</mi>
              <mo stretchy="false">=</mo>
              <mspace width="2em"/>
            </mrow>
            <mrow>
              <mo fence="true" stretchy="true">⌊</mo>
              <mrow>
                <mrow>
                  <mrow>
                    <mo fence="true" stretchy="true">(</mo>
                    <mrow>
                      <mrow>
                        <mfrac>
                          <msub>
                            <mi>a</mi>
                            <mi mathvariant="italic">mn</mi>
                          </msub>
                          <mi>b</mi>
                        </mfrac>
                        <msub>
                          <mi>d</mi>
                          <mn>0</mn>
                        </msub>
                      </mrow>
                    </mrow>
                    <mo fence="true" stretchy="true">)</mo>
                  </mrow>
                  <mspace width="0.5em"/>
                  <msubsup>
                    <mi>d</mi>
                    <mn>1</mn>
                    <mrow>
                      <mo stretchy="false">−</mo>
                      <mn>1</mn>
                    </mrow>
                  </msubsup>
                </mrow>
              </mrow>
              <mo fence="true" stretchy="true">⌋</mo>
            </mrow>
          </mrow>
        </mtd>
      </mtr>
      <mtr>
        <mtd>
          <mrow>
            <mrow>
              <msub>
                <mi>q</mi>
                <mrow>
                  <mi mathvariant="italic">mn</mi>
                  <mn>0</mn>
                </mrow>
              </msub>
              <mo stretchy="false">∈</mo>
              <mi mathvariant="normal">ℚ</mi>
            </mrow>
            <mrow>
              <mspace width="0.5em"/>
              <mo stretchy="false">∧</mo>
              <mspace width="0.5em"/>
            </mrow>
            <msub>
              <mi>q</mi>
              <mrow>
                <mi mathvariant="italic">mn</mi>
                <mn>0</mn>
              </mrow>
            </msub>
            <mspace width="2em"/>
            <mrow>
              <mi mathvariant="normal">:</mi>
              <mo stretchy="false">=</mo>
              <mspace width="2em"/>
            </mrow>
            <mrow>
              <mrow>
                <mfrac>
                  <msub>
                    <mi>a</mi>
                    <mi mathvariant="italic">mn</mi>
                  </msub>
                  <mi>b</mi>
                </mfrac>
                <msub>
                  <mi>d</mi>
                  <mn>0</mn>
                </msub>
              </mrow>
              <mo stretchy="false">−</mo>
              <msub>
                <mi>s</mi>
                <mrow>
                  <mi mathvariant="italic">mn</mi>
                  <mn>0</mn>
                </mrow>
              </msub>
            </mrow>
            <msub>
              <mi>d</mi>
              <mn>1</mn>
            </msub>
          </mrow>
        </mtd>
      </mtr>
      <mtr>
        <mtd>
          <mrow>
            <mrow>
              <msub>
                <mi>q</mi>
                <mi mathvariant="italic">mnp</mi>
              </msub>
              <mo stretchy="false">∈</mo>
              <mi mathvariant="normal">ℚ</mi>
            </mrow>
            <mrow>
              <mspace width="0.5em"/>
              <mo stretchy="false">∧</mo>
              <mspace width="0.5em"/>
            </mrow>
            <msub>
              <mi>q</mi>
              <mi mathvariant="italic">mnp</mi>
            </msub>
            <mrow>
              <mspace width="2em"/>
              <mo stretchy="false">=</mo>
              <mi mathvariant="normal">:</mi>
            </mrow>
            <mspace width="2em"/>
            <msub>
              <mi>f</mi>
              <mi>q</mi>
            </msub>
            <mrow>
              <mrow>
                <mo fence="true" stretchy="false">(</mo>
                <mrow>
                  <mrow>
                    <msub>
                      <mi>d</mi>
                      <mrow>
                        <mi>p</mi>
                        <mo stretchy="false">+</mo>
                        <mn>1</mn>
                      </mrow>
                    </msub>
                    <mi>,</mi>
                    <msub>
                      <mi>q</mi>
                      <mrow>
                        <mi mathvariant="italic">mn</mi>
                        <mrow>
                          <mo fence="true" stretchy="false">(</mo>
                          <mrow>
                            <mrow>
                              <mi>p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sub>
                  </mrow>
                </mrow>
                <mo fence="true" stretchy="false">)</mo>
              </mrow>
              <mo stretchy="false">→</mo>
              <msub>
                <mi>q</mi>
                <mi mathvariant="italic">mnp</mi>
              </msub>
              <mo stretchy="false">=</mo>
              <mrow>
                <msub>
                  <mi>q</mi>
                  <mrow>
                    <mi mathvariant="italic">mn</mi>
                    <mrow>
                      <mo fence="true" stretchy="false">(</mo>
                      <mrow>
                        <mrow>
                          <mi>p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sub>
                <mo stretchy="false">−</mo>
                <mrow>
                  <mo fence="true" stretchy="true">⌊</mo>
                  <mrow>
                    <mfrac>
                      <msub>
                        <mi>q</mi>
                        <mrow>
                          <mi mathvariant="italic">mn</mi>
                          <mrow>
                            <mo fence="true" stretchy="false">(</mo>
                            <mrow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sub>
                      <msub>
                        <mi>d</mi>
                        <mrow>
                          <mi>p</mi>
                          <mo stretchy="false">+</mo>
                          <mn>1</mn>
                        </mrow>
                      </msub>
                    </mfrac>
                  </mrow>
                  <mo fence="true" stretchy="true">⌋</mo>
                </mrow>
              </mrow>
            </mrow>
            <msub>
              <mi>d</mi>
              <mrow>
                <mi>p</mi>
                <mo stretchy="false">+</mo>
                <mn>1</mn>
              </mrow>
            </msub>
          </mrow>
        </mtd>
      </mtr>
      <mtr>
        <mtd>
          <mrow>
            <mrow>
              <msub>
                <mi>s</mi>
                <mi mathvariant="italic">mnp</mi>
              </msub>
              <mo stretchy="false">∈</mo>
              <mi mathvariant="normal">ℚ</mi>
            </mrow>
            <mrow>
              <mspace width="0.5em"/>
              <mo stretchy="false">∧</mo>
              <mspace width="0.5em"/>
            </mrow>
            <msub>
              <mi>s</mi>
              <mi mathvariant="italic">mnp</mi>
            </msub>
            <mrow>
              <mspace width="2em"/>
              <mo stretchy="false">=</mo>
              <mi mathvariant="normal">:</mi>
            </mrow>
            <mspace width="2em"/>
            <msub>
              <mi>f</mi>
              <mi>s</mi>
            </msub>
            <mrow>
              <mrow>
                <mo fence="true" stretchy="false">(</mo>
                <mrow>
                  <mrow>
                    <msub>
                      <mi>q</mi>
                      <mi mathvariant="italic">mnp</mi>
                    </msub>
                    <mi>,</mi>
                    <msub>
                      <mi>d</mi>
                      <mrow>
                        <mi>p</mi>
                        <mo stretchy="false">+</mo>
                        <mn>1</mn>
                      </mrow>
                    </msub>
                  </mrow>
                </mrow>
                <mo fence="true" stretchy="false">)</mo>
              </mrow>
              <mo stretchy="false">→</mo>
              <msub>
                <mi>s</mi>
                <mi mathvariant="italic">mnp</mi>
              </msub>
              <mo stretchy="false">=</mo>
              <mrow>
                <mo fence="true" stretchy="true">⌊</mo>
                <mrow>
                  <mfrac>
                    <msub>
                      <mi>q</mi>
                      <mi mathvariant="italic">mnp</mi>
                    </msub>
                    <msub>
                      <mi>d</mi>
                      <mrow>
                        <mi>p</mi>
                        <mo stretchy="false">+</mo>
                        <mn>1</mn>
                      </mrow>
                    </msub>
                  </mfrac>
                </mrow>
                <mo fence="true" stretchy="true">⌋</mo>
              </mrow>
            </mrow>
          </mrow>
        </mtd>
      </mtr>
      <mtr>
        <mtd>
          <mrow>
            <mrow>
              <msub>
                <mi>w</mi>
                <mi mathvariant="italic">mnp</mi>
              </msub>
              <mo stretchy="false">∈</mo>
              <mi mathvariant="normal">ℚ</mi>
            </mrow>
            <mrow>
              <mspace width="0.5em"/>
              <mo stretchy="false">∧</mo>
              <mspace width="0.5em"/>
            </mrow>
            <msub>
              <mi>w</mi>
              <mi mathvariant="italic">mnp</mi>
            </msub>
            <mrow>
              <mspace width="2em"/>
              <mo stretchy="false">=</mo>
              <mi mathvariant="normal">:</mi>
            </mrow>
            <mspace width="2em"/>
            <msub>
              <mi>f</mi>
              <mi>w</mi>
            </msub>
            <mrow>
              <mrow>
                <mo fence="true" stretchy="false">(</mo>
                <mrow>
                  <mrow>
                    <mi>g</mi>
                    <mi>,</mi>
                    <msub>
                      <mi>q</mi>
                      <mi mathvariant="italic">mnp</mi>
                    </msub>
                    <mi>,</mi>
                    <msub>
                      <mi>d</mi>
                      <mrow>
                        <mi>p</mi>
                        <mo stretchy="false">+</mo>
                        <mn>1</mn>
                      </mrow>
                    </msub>
                  </mrow>
                </mrow>
                <mo fence="true" stretchy="false">)</mo>
              </mrow>
              <mo stretchy="false">→</mo>
              <msub>
                <mi>w</mi>
                <mi mathvariant="italic">mnp</mi>
              </msub>
              <mo stretchy="false">=</mo>
              <msub>
                <mi>q</mi>
                <mi mathvariant="italic">mnp</mi>
              </msub>
            </mrow>
            <mspace width="0.5em"/>
            <msubsup>
              <mi mathvariant="italic">gd</mi>
              <mrow>
                <mrow>
                  <mi>p</mi>
                  <mo stretchy="false">+</mo>
                  <mi>k</mi>
                </mrow>
                <mn>1</mn>
              </mrow>
              <mrow>
                <mo stretchy="false">−</mo>
                <mn>1</mn>
              </mrow>
            </msubsup>
          </mrow>
        </mtd>
      </mtr>
    </mtable>
    <annotation encoding="StarMath 5.0">Apfelmännchen der Mandelbrodmenge
newline
newline
Maximalwert~g in setN setminus 0  
newline
Anzahl Wertstufen~h in setN setminus 0
newline
Anzahl minus eine Wertzwischenstufen~p in setN setminus 0
newline
Maximale Iterationsanzahl~b in setN setminus 0 
newline
Anzahl der Bildpunkte der x-Achse~m in setN setminus 0
newline
Minimal des Realanteils der Zahlenebene~rmin in setQ~size 7{(gewöhnlich~-1)}
newline
Maximal des Realanteils der Zahlenebene~rmax in setQ~size 7{(gewöhnlich~2)}
newline
Anzahl der Bildpunkte der y-Achse~n in setN setminus 0
newline
Minimal des Imaginäranteils der Zahlenebene~imin in setQ~size 7{(gewöhnlich~-1)}
newline
Maximal des Imaginäranteils der Zahlenebene~imax in setQ~size 7{(gewöhnlich~1)}
newline
X:=lbrace Bildpunkte der x-Achse rbrace subset setQ
newline
x_{0}in X~and~x_{0}=rmin
newline
x_{m}in X~and~x_{m}=f_{x}(x_{m-1}):toward x_{m}=x_{m-1}+(rmax-rmin){(m-1)}^{-1}
newline
Y:=lbrace Bildpunkte der y-Achse rbrace subset setQ
newline
y_{0}in Y~and~y_{0}=imin
newline
y_{n}in Y~and~y_{n}=f_{y}(y_{n-1}):toward y_{n}=y_{n-1}+(imax-imin){(n-1)}^{-1}
newline
newline
C subset setC~and~C:=~X times Y 
newline
c_{mn}in C~toward c_{mn}:=(x_{m} divides y_{n})
newline
newline
(i_{0},r_{0})in setR~and~i_{0},r_{0}:=`0
newline
v_{0}in setC~and~v_{0}:=(r_{0} divides i_{0})
newline
v_{z}in setC~and~v_{z} `=:`f_{v}( v_{z-1}) toward v_{z} =` (v_{z-1})^{2} -c_{mn}
newline
~~~~~size 7{(berechnungshinweis)}
newline
~~~~~v_{z} `= ( r_{z} divides i_{z}  ) = ( r_{z-1} divides i_{z-1} )^{2} - c_{mn}  newline
~~~~~r_{z} `=`( r_{z-1} )^{2} -( i_{z-1} )^{2} - x_{m}
newline
~~~~~i_{z} `=`r_{z-1}i_{z-1}`+'r_{z-1}i_{z-1}` - y_{n} newline
k_{z} in setQ`and`k_{z}`:=` (abs{v_{z}})^2=(r_{z})^{2} +( i_{z} )^{2}
newline
a_{mn}in setN^{0}and a_{mn}=:f_{k}(k_{z})toward left lbrace binom{z~:~k_{z}&gt;=`4`}{0~:~k_{z}&lt;4`and`z&lt;b}right rbrace
newline
d_{0}in setQ`and`d_{0}:=gh^p
newline
d_{p}in setQ`and`d_{p}=:f_{d}(g,h,p-1)toward d_{p}=gh^(p-1)
newline
s_{mn0}in setQ`and`s_{mn0}~:=~left lfloor{ left ( a_{mn} over b d_{0} right)`d_{1}^-1}right rfloor
newline
q_{mn0}in setQ`and`q_{mn0}~:=~{a_{mn} over b d_{0}}-s_{mn0}d_{1}
newline
q_{mnp}in setQ`and`q_{mnp}~=:~f_{q}(d_{p+1},q_{mn(p-1)})toward q_{mnp}=q_{mn(p-1)}-left lfloor{q_{mn(p-1)} over d_{p+1}}right rfloor d_{p+1}
newline
s_{mnp}in setQ`and`s_{mnp}~=:~f_{s}(q_{mnp},d_{p+1})toward s_{mnp}=left lfloor{q_{mnp} over d_{p+1}}right rfloor
newline
w_{mnp}in setQ`and`w_{mnp}~=:~f_{w}(g,q_{mnp},d_{p+1})toward w_{mnp}=q_{mnp}` gd_{p+k1}^{-1}
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5:49:34.960444191</meta:creation-date>
    <dc:date>2021-12-15T13:39:28.784204337</dc:date>
    <meta:editing-duration>PT16H24M38S</meta:editing-duration>
    <meta:editing-cycles>100</meta:editing-cycles>
    <meta:generator>LibreOffice/6.4.7.2$Linux_X86_64 LibreOffice_project/40$Build-2</meta:generator>
  </office:meta>
</office:document-meta>
</file>